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1.25cm"/>
    </style:style>
    <style:style style:name="gr3" style:family="graphic" style:parent-style-name="standard">
      <style:graphic-properties draw:stroke="none" svg:stroke-color="#000000" draw:fill="none" draw:fill-color="#ffffff" fo:min-height="0.855cm"/>
    </style:style>
    <style:style style:name="gr4" style:family="graphic" style:parent-style-name="standard">
      <style:graphic-properties draw:stroke="none" svg:stroke-color="#000000" draw:fill="none" draw:fill-color="#ffffff" fo:min-height="2.25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273cm"/>
    </style:style>
    <style:style style:name="gr9" style:family="graphic" style:parent-style-name="standard">
      <style:graphic-properties draw:stroke="none" svg:stroke-color="#000000" draw:fill="none" draw:fill-color="#ffffff" fo:min-height="0.95cm"/>
    </style:style>
    <style:style style:name="gr10" style:family="graphic" style:parent-style-name="standard">
      <style:graphic-properties draw:stroke="none" svg:stroke-color="#000000" draw:fill="none" draw:fill-color="#ffffff" fo:min-height="1.35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1.5cm" svg:height="5.5cm" svg:x="7.9cm" svg:y="5.3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5cm" svg:height="2.7cm" svg:x="3.3cm" svg:y="6.7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8cm" svg:height="2.7cm" svg:x="0.6cm" svg:y="6.7cm">
          <text:p/>
          <draw:enhanced-geometry svg:viewBox="0 0 21600 21600" draw:text-areas="0 0 21600 21600" draw:mirror-horizontal="false" draw:mirror-vertical="fals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" draw:text-style-name="P2" xml:id="id6" draw:id="id6" draw:layer="layout" svg:width="2.1cm" svg:height="1.5cm" svg:x="0.7cm" svg:y="9.9cm">
          <draw:text-box>
            <text:p text:style-name="P2"><text:span text:style-name="T1">Invention de l'imprimerie</text:span></text:p>
            <text:p text:style-name="P2"><text:span text:style-name="T1">(Gutenberg)</text:span></text:p>
          </draw:text-box>
        </draw:frame>
        <draw:frame draw:style-name="gr3" draw:text-style-name="P2" xml:id="id4" draw:id="id4" draw:layer="layout" svg:width="2.6cm" svg:height="1.205cm" svg:x="11.5cm" svg:y="10.1cm">
          <draw:text-box>
            <text:p text:style-name="P2"><text:span text:style-name="T1">L'informatique s'installe dans les entreprises</text:span></text:p>
          </draw:text-box>
        </draw:frame>
        <draw:frame draw:style-name="gr4" draw:text-style-name="P2" xml:id="id10" draw:id="id10" draw:layer="layout" svg:width="3.5cm" svg:height="3.113cm" svg:x="5.7cm" svg:y="10.1cm">
          <draw:text-box>
            <text:p text:style-name="P2"><text:span text:style-name="T1">Seconde révolution industrielle</text:span></text:p>
            <text:p text:style-name="P2"><text:span text:style-name="T1">(utilisation de l'éléctricité et du pétrole), développement de l'automobile, de la chimie et des machines-outils</text:span></text:p>
          </draw:text-box>
        </draw:frame>
        <draw:frame draw:style-name="gr5" draw:text-style-name="P2" xml:id="id2" draw:id="id2" draw:layer="layout" svg:width="2.4cm" svg:height="1.205cm" svg:x="14.4cm" svg:y="9.995cm">
          <draw:text-box>
            <text:p text:style-name="P2"><text:span text:style-name="T1">Apparition du e-commerce avec Amazon</text:span></text:p>
          </draw:text-box>
        </draw:frame>
        <draw:custom-shape draw:style-name="gr6" draw:text-style-name="P3" xml:id="id1" draw:id="id1" draw:layer="layout" svg:width="1.3cm" svg:height="1cm" svg:x="15cm" svg:y="7.6cm">
          <text:p text:style-name="P3"><text:span text:style-name="T1">1995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7" draw:text-style-name="P1" draw:layer="layout" svg:x1="15.65cm" svg:y1="8.6cm" svg:x2="15.6cm" svg:y2="9.995cm" draw:start-shape="id1" draw:start-glue-point="6" draw:end-shape="id2" svg:d="M15650 8600v699h-50v696">
          <text:p/>
        </draw:connector>
        <draw:custom-shape draw:style-name="gr6" draw:text-style-name="P3" xml:id="id3" draw:id="id3" draw:layer="layout" svg:width="1.3cm" svg:height="1cm" svg:x="12.2cm" svg:y="7.6cm">
          <text:p text:style-name="P3"><text:span text:style-name="T1">197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2.85cm" svg:y1="8.6cm" svg:x2="12.8cm" svg:y2="10.1cm" draw:start-shape="id3" draw:start-glue-point="6" draw:end-shape="id4" svg:d="M12850 8600v751h-50v749">
          <text:p/>
        </draw:connector>
        <draw:custom-shape draw:style-name="gr6" draw:text-style-name="P3" xml:id="id5" draw:id="id5" draw:layer="layout" svg:width="1.3cm" svg:height="1cm" svg:x="1.2cm" svg:y="7.6cm">
          <text:p text:style-name="P3"><text:span text:style-name="T1">1454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7" draw:text-style-name="P1" draw:layer="layout" svg:x1="1.85cm" svg:y1="8.6cm" svg:x2="1.75cm" svg:y2="9.9cm" draw:start-shape="id5" draw:start-glue-point="6" draw:end-shape="id6" draw:end-glue-point="0" svg:d="M1850 8600v651h-100v649">
          <text:p/>
        </draw:connector>
        <draw:custom-shape draw:style-name="gr6" draw:text-style-name="P3" xml:id="id7" draw:id="id7" draw:layer="layout" svg:width="1.3cm" svg:height="1cm" svg:x="3.8cm" svg:y="7.6cm">
          <text:p text:style-name="P3"><text:span text:style-name="T1">1769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8" draw:text-style-name="P2" xml:id="id8" draw:id="id8" draw:layer="layout" svg:width="3.3cm" svg:height="1.841cm" svg:x="2.8cm" svg:y="10.1cm">
          <draw:text-box>
            <text:p text:style-name="P2"><text:span text:style-name="T1">Invention de la machine à vapeur (James Watt) → Première révolution industrielle)</text:span></text:p>
          </draw:text-box>
        </draw:frame>
        <draw:connector draw:style-name="gr7" draw:text-style-name="P1" draw:layer="layout" svg:x1="4.45cm" svg:y1="8.6cm" svg:x2="4.45cm" svg:y2="10.1cm" draw:start-shape="id7" draw:start-glue-point="6" draw:end-shape="id8" svg:d="M4450 8600v1500">
          <text:p/>
        </draw:connector>
        <draw:custom-shape draw:style-name="gr6" draw:text-style-name="P3" xml:id="id9" draw:id="id9" draw:layer="layout" svg:width="1.3cm" svg:height="1cm" svg:x="5.9cm" svg:y="7.6cm">
          <text:p text:style-name="P3"><text:span text:style-name="T1">1880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7" draw:text-style-name="P1" draw:layer="layout" svg:x1="6.55cm" svg:y1="8.6cm" svg:x2="7.45cm" svg:y2="10.1cm" draw:start-shape="id9" draw:start-glue-point="6" draw:end-shape="id10" svg:d="M6550 8600v751h900v749">
          <text:p/>
        </draw:connector>
        <draw:custom-shape draw:style-name="gr6" draw:text-style-name="P3" xml:id="id11" draw:id="id11" draw:layer="layout" svg:width="1.3cm" svg:height="1cm" svg:x="24.2cm" svg:y="7.7cm">
          <text:p text:style-name="P3"><text:span text:style-name="T1">2017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7" draw:text-style-name="P1" draw:layer="layout" svg:x1="24.85cm" svg:y1="8.7cm" svg:x2="24.85cm" svg:y2="11.3cm" draw:start-shape="id11" draw:start-glue-point="6" draw:end-shape="id12" draw:end-glue-point="0" svg:d="M24850 8700v2600">
          <text:p/>
        </draw:connector>
        <draw:frame draw:style-name="gr9" draw:text-style-name="P2" xml:id="id12" draw:id="id12" draw:layer="layout" svg:width="2.1cm" svg:height="1.841cm" svg:x="23.8cm" svg:y="11.3cm">
          <draw:text-box>
            <text:p text:style-name="P2"><text:span text:style-name="T1">Mise en place d'un revenu universel en Finlande</text:span></text:p>
          </draw:text-box>
        </draw:frame>
        <draw:frame draw:style-name="gr9" draw:text-style-name="P2" xml:id="id19" draw:id="id19" draw:layer="layout" svg:width="2.1cm" svg:height="3.113cm" svg:x="25.8cm" svg:y="11.4cm">
          <draw:text-box>
            <text:p text:style-name="P2"><text:span text:style-name="T1">Proposition d'un revenu universel français par le candidat à la présidentielle Benoît Hamon</text:span></text:p>
          </draw:text-box>
        </draw:frame>
        <draw:custom-shape draw:style-name="gr6" draw:text-style-name="P3" xml:id="id13" draw:id="id13" draw:layer="layout" svg:width="1.3cm" svg:height="1cm" svg:x="17.4cm" svg:y="7.6cm">
          <text:p text:style-name="P3"><text:span text:style-name="T1">2009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7" draw:text-style-name="P1" draw:layer="layout" svg:x1="18.05cm" svg:y1="8.6cm" svg:x2="18.05cm" svg:y2="10.1cm" draw:start-shape="id13" draw:start-glue-point="6" draw:end-shape="id14" svg:d="M18050 8600v1500">
          <text:p/>
        </draw:connector>
        <draw:frame draw:style-name="gr9" draw:text-style-name="P2" xml:id="id14" draw:id="id14" draw:layer="layout" svg:width="2.7cm" svg:height="1.2cm" svg:x="16.7cm" svg:y="10.1cm">
          <draw:text-box>
            <text:p text:style-name="P2"><text:span text:style-name="T1">Création de la société Uber</text:span></text:p>
          </draw:text-box>
        </draw:frame>
        <draw:custom-shape draw:style-name="gr6" draw:text-style-name="P3" xml:id="id15" draw:id="id15" draw:layer="layout" svg:width="1.3cm" svg:height="1cm" svg:x="9.9cm" svg:y="7.6cm">
          <text:p text:style-name="P3"><text:span text:style-name="T1">194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0.55cm" svg:y1="8.6cm" svg:x2="10.4cm" svg:y2="10.223cm" draw:start-shape="id15" draw:start-glue-point="6" draw:end-shape="id16" svg:d="M10550 8600v813h-150v810">
          <text:p/>
        </draw:connector>
        <draw:frame draw:style-name="gr5" draw:text-style-name="P2" xml:id="id16" draw:id="id16" draw:layer="layout" svg:width="2.4cm" svg:height="2.477cm" svg:x="9.2cm" svg:y="10.223cm">
          <draw:text-box>
            <text:p text:style-name="P2"><text:span text:style-name="T1">Création du premier modèle de neurone artificiel (McCulloch et Pitts)</text:span></text:p>
          </draw:text-box>
        </draw:frame>
        <draw:custom-shape draw:style-name="gr6" draw:text-style-name="P3" xml:id="id17" draw:id="id17" draw:layer="layout" svg:width="1.3cm" svg:height="1cm" svg:x="21.5cm" svg:y="7.7cm">
          <text:p text:style-name="P3"><text:span text:style-name="T1">2015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7" draw:text-style-name="P1" draw:layer="layout" svg:x1="22.15cm" svg:y1="8.7cm" svg:x2="22.15cm" svg:y2="10.5cm" draw:start-shape="id17" draw:start-glue-point="6" draw:end-shape="id18" draw:end-glue-point="0" svg:d="M22150 8700v1800">
          <text:p/>
        </draw:connector>
        <draw:frame draw:style-name="gr10" draw:text-style-name="P2" xml:id="id18" draw:id="id18" draw:layer="layout" svg:width="2.7cm" svg:height="1.6cm" svg:x="20.8cm" svg:y="10.5cm">
          <draw:text-box>
            <text:p text:style-name="P2"><text:span text:style-name="T1">Le terme « transformation numérique » fait le buzz</text:span></text:p>
          </draw:text-box>
        </draw:frame>
        <draw:connector draw:style-name="gr7" draw:text-style-name="P1" draw:layer="layout" svg:x1="24.85cm" svg:y1="8.7cm" svg:x2="26.85cm" svg:y2="11.4cm" draw:start-shape="id11" draw:start-glue-point="6" draw:end-shape="id19" svg:d="M24850 8700v1351h2000v13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olas Scotto Di Perto</meta:initial-creator>
    <meta:creation-date>2017-06-08T15:11:37.41</meta:creation-date>
    <dc:date>2017-06-08T15:50:08.58</dc:date>
    <dc:creator>Nicolas Scotto Di Perto</dc:creator>
    <meta:editing-duration>PT38M18S</meta:editing-duration>
    <meta:editing-cycles>24</meta:editing-cycles>
    <meta:generator>OpenOffice/4.1.3$Win32 OpenOffice.org_project/413m1$Build-9783</meta:generator>
    <meta:document-statistic meta:object-count="32"/>
  </office:meta>
</office:document-meta>
</file>